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VersionList.xml"/>
  <manifest:file-entry manifest:media-type="" manifest:full-path="META-INF/documentsignatures.xml"/>
  <manifest:file-entry manifest:media-type="" manifest:full-path="META-INF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ymbol" svg:font-family="Symbol" style:font-pitch="variable" style:font-charset="x-symbol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23cm"/>
    </style:style>
    <style:style style:name="ro1" style:family="table-row">
      <style:table-row-properties style:row-height="0.963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624cm" fo:break-before="auto" style:use-optimal-row-height="true"/>
    </style:style>
    <style:style style:name="ro4" style:family="table-row">
      <style:table-row-properties style:row-height="0.48cm" fo:break-before="auto" style:use-optimal-row-height="true"/>
    </style:style>
    <style:style style:name="ro5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>
      <style:text-properties fo:font-size="22pt" style:font-size-asian="22pt" style:font-size-complex="22pt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30">
      <style:table-cell-properties fo:wrap-option="wrap"/>
      <style:text-properties style:use-window-font-color="true" style:text-outline="false" style:text-line-through-style="non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0">
      <style:table-cell-properties fo:background-color="transparent" fo:wrap-option="wrap"/>
      <style:text-properties fo:color="#800000" style:text-outline="false" style:text-line-through-style="non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0">
      <style:table-cell-properties fo:background-color="transparent" fo:wrap-option="wrap"/>
      <style:text-properties style:use-window-font-color="true" style:text-outline="false" style:text-line-through-style="non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0">
      <style:table-cell-properties fo:wrap-option="wrap"/>
      <style:text-properties fo:color="#800000" style:text-outline="false" style:text-line-through-style="non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">
      <style:table-cell-properties fo:wrap-option="wrap"/>
      <style:text-properties style:use-window-font-color="true" style:text-outline="false" style:text-line-through-style="non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/>
      <style:text-properties fo:color="#8000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transparent"/>
      <style:text-properties style:use-window-font-color="true"/>
    </style:style>
    <style:style style:name="ce11" style:family="table-cell" style:parent-style-name="Default">
      <style:text-properties fo:color="#800000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0000"/>
      <style:text-properties fo:color="#800000"/>
    </style:style>
    <style:style style:name="ce15" style:family="table-cell" style:parent-style-name="Default">
      <style:table-cell-properties fo:background-color="#ff0000"/>
      <style:text-properties style:use-window-font-color="true"/>
    </style:style>
    <style:style style:name="ce16" style:family="table-cell" style:parent-style-name="Default">
      <style:table-cell-properties fo:background-color="#ffdd00"/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ackground-color="#ff0000" style:text-align-source="fix" style:repeat-content="false"/>
      <style:paragraph-properties fo:text-align="end" fo:margin-left="0cm"/>
      <style:text-properties fo:color="#800000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outline="false" style:text-line-through-style="non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0000" fo:wrap-option="wrap"/>
      <style:text-properties fo:color="#800000" style:text-outline="false" style:text-line-through-style="non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vertical-align="bottom"/>
      <style:text-properties style:use-window-font-color="true" style:text-outline="false" style:text-line-through-style="non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Symbo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3deb3d"/>
      <style:text-properties style:use-window-font-color="true" style:text-outline="false" style:text-line-through-style="non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0000"/>
      <style:text-properties fo:color="#800000" style:text-outline="false" style:text-line-through-style="non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dd00"/>
      <style:text-properties style:use-window-font-color="true" style:text-outline="false" style:text-line-through-style="non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0000"/>
      <style:text-properties style:use-window-font-color="true" style:text-outline="false" style:text-line-through-style="non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fo:color="#800000" style:text-outline="false" style:text-line-through-style="non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">
      <style:table-cell-properties fo:background-color="#3deb3d"/>
      <style:text-properties style:use-window-font-color="true" style:text-outline="false" style:text-line-through-style="non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">
      <style:table-cell-properties fo:background-color="#23ff23"/>
      <style:text-properties style:use-window-font-color="true" style:text-outline="false" style:text-line-through-style="non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">
      <style:table-cell-properties fo:background-color="#00ff00"/>
      <style:text-properties style:use-window-font-color="true" style:text-outline="false" style:text-line-through-style="non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">
      <style:table-cell-properties fo:background-color="#ffff00"/>
      <style:text-properties style:use-window-font-color="true" style:text-outline="false" style:text-line-through-style="non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">
      <style:table-cell-properties fo:background-color="#ffd320"/>
      <style:text-properties style:use-window-font-color="true" style:text-outline="false" style:text-line-through-style="non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">
      <style:table-cell-properties fo:background-color="#e6ff00"/>
      <style:text-properties style:use-window-font-color="true" style:text-outline="false" style:text-line-through-style="non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style:vertical-align="botto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ymbol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column table:style-name="co1" table:number-columns-repeated="3" table:default-cell-style-name="ce18"/>
        <table:table-column table:style-name="co1" table:default-cell-style-name="ce33"/>
        <table:table-column table:style-name="co1" table:default-cell-style-name="ce18"/>
        <table:table-column table:style-name="co1" table:number-columns-repeated="2" table:default-cell-style-name="Default"/>
        <table:table-row table:style-name="ro1">
          <table:table-cell table:style-name="ce1" office:value-type="string">
            <text:p>Výsledky POS 2009/2010</text:p>
          </table:table-cell>
          <table:table-cell table:number-columns-repeated="5"/>
          <table:table-cell table:style-name="ce25"/>
          <table:table-cell table:number-columns-repeated="3"/>
        </table:table-row>
        <table:table-row table:style-name="ro2">
          <table:table-cell table:style-name="Default"/>
          <table:table-cell table:number-columns-repeated="5"/>
          <table:table-cell table:style-name="ce25"/>
          <table:table-cell table:number-columns-repeated="3"/>
        </table:table-row>
        <table:table-row table:style-name="ro3">
          <table:table-cell table:style-name="ce2" office:value-type="string">
            <text:p>Po 10:45</text:p>
          </table:table-cell>
          <table:table-cell/>
          <table:table-cell table:style-name="ce12" office:value-type="string" table:number-columns-spanned="5" table:number-rows-spanned="1">
            <text:p>Písemné práce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26"/>
          <table:table-cell table:style-name="ce19"/>
          <table:table-cell table:style-name="ce40" table:number-columns-repeated="2"/>
        </table:table-row>
        <table:table-row table:style-name="ro4">
          <table:table-cell table:style-name="Default"/>
          <table:table-cell/>
          <table:table-cell table:style-name="ce13" office:value-type="string">
            <text:p>L2</text:p>
          </table:table-cell>
          <table:table-cell table:style-name="ce20" office:value-type="string">
            <text:p>Podsíťování</text:p>
          </table:table-cell>
          <table:table-cell table:style-name="ce20" office:value-type="string">
            <text:p>L3</text:p>
          </table:table-cell>
          <table:table-cell table:style-name="ce20" office:value-type="string">
            <text:p>DNS+DHCP</text:p>
          </table:table-cell>
          <table:table-cell table:style-name="ce27" office:value-type="string">
            <text:p>S</text:p>
          </table:table-cell>
          <table:table-cell table:number-columns-repeated="3"/>
        </table:table-row>
        <table:table-row table:style-name="ro4">
          <table:table-cell office:value-type="string">
            <text:p>DEN013</text:p>
          </table:table-cell>
          <table:table-cell office:value-type="string">
            <text:p>Dener Aleš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.5">
            <text:p>3,5</text:p>
          </table:table-cell>
          <table:table-cell table:style-name="ce28" table:formula="of:=ROUND(SUM([.C5:.F5]);0)" office:value-type="float" office:value="12">
            <text:p>12</text:p>
          </table:table-cell>
          <table:table-cell table:number-columns-repeated="3"/>
        </table:table-row>
        <table:table-row table:style-name="ro4">
          <table:table-cell office:value-type="string">
            <text:p>GLU023</text:p>
          </table:table-cell>
          <table:table-cell office:value-type="string">
            <text:p>Glumbík Adam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5">
            <text:p>3,5</text:p>
          </table:table-cell>
          <table:table-cell table:style-name="ce28" table:formula="of:=ROUND(SUM([.C6:.F6]);0)" office:value-type="float" office:value="14">
            <text:p>14</text:p>
          </table:table-cell>
          <table:table-cell table:number-columns-repeated="3"/>
        </table:table-row>
        <table:table-row table:style-name="ro4">
          <table:table-cell office:value-type="string">
            <text:p>GYB001</text:p>
          </table:table-cell>
          <table:table-cell office:value-type="string">
            <text:p>Gybas Jan</text:p>
          </table:table-cell>
          <table:table-cell office:value-type="float" office:value="3.5">
            <text:p>3,5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style-name="ce24"/>
          <table:table-cell table:style-name="ce25" table:formula="of:=ROUND(SUM([.C7:.F7]);0)" office:value-type="float" office:value="8">
            <text:p>8</text:p>
          </table:table-cell>
          <table:table-cell table:number-columns-repeated="3"/>
        </table:table-row>
        <table:table-row table:style-name="ro4">
          <table:table-cell office:value-type="string">
            <text:p>HAV382</text:p>
          </table:table-cell>
          <table:table-cell office:value-type="string">
            <text:p>Havlík Jan</text:p>
          </table:table-cell>
          <table:table-cell office:value-type="float" office:value="2.5">
            <text:p>2,5</text:p>
          </table:table-cell>
          <table:table-cell office:value-type="float" office:value="4">
            <text:p>4</text:p>
          </table:table-cell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table:style-name="ce28" table:formula="of:=ROUND(SUM([.C8:.F8]);0)" office:value-type="float" office:value="12">
            <text:p>12</text:p>
          </table:table-cell>
          <table:table-cell table:number-columns-repeated="3"/>
        </table:table-row>
        <table:table-row table:style-name="ro4">
          <table:table-cell office:value-type="string">
            <text:p>CHL159</text:p>
          </table:table-cell>
          <table:table-cell office:value-type="string">
            <text:p>Chlebek Lukáš</text:p>
          </table:table-cell>
          <table:table-cell office:value-type="float" office:value="3.5">
            <text:p>3,5</text:p>
          </table:table-cell>
          <table:table-cell office:value-type="float" office:value="4">
            <text:p>4</text:p>
          </table:table-cell>
          <table:table-cell table:number-columns-repeated="2" office:value-type="float" office:value="2.5">
            <text:p>2,5</text:p>
          </table:table-cell>
          <table:table-cell table:style-name="ce28" table:formula="of:=ROUND(SUM([.C9:.F9]);0)" office:value-type="float" office:value="13">
            <text:p>13</text:p>
          </table:table-cell>
          <table:table-cell table:number-columns-repeated="3"/>
        </table:table-row>
        <table:table-row table:style-name="ro4">
          <table:table-cell office:value-type="string">
            <text:p>KAR248</text:p>
          </table:table-cell>
          <table:table-cell office:value-type="string">
            <text:p>Karas Tomáš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style-name="ce28" table:formula="of:=ROUND(SUM([.C10:.F10]);0)" office:value-type="float" office:value="15">
            <text:p>15</text:p>
          </table:table-cell>
          <table:table-cell table:number-columns-repeated="3"/>
        </table:table-row>
        <table:table-row table:style-name="ro4">
          <table:table-cell office:value-type="string">
            <text:p>KAS378</text:p>
          </table:table-cell>
          <table:table-cell office:value-type="string">
            <text:p>Kašovský Tomáš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.5">
            <text:p>3,5</text:p>
          </table:table-cell>
          <table:table-cell office:value-type="float" office:value="3">
            <text:p>3</text:p>
          </table:table-cell>
          <table:table-cell table:style-name="ce28" table:formula="of:=ROUND(SUM([.C11:.F11]);0)" office:value-type="float" office:value="14">
            <text:p>14</text:p>
          </table:table-cell>
          <table:table-cell table:number-columns-repeated="3"/>
        </table:table-row>
        <table:table-row table:style-name="ro4">
          <table:table-cell table:style-name="ce4" office:value-type="string">
            <text:p>KOU158</text:p>
          </table:table-cell>
          <table:table-cell table:style-name="ce8" office:value-type="string">
            <text:p>Kouřil Michal</text:p>
          </table:table-cell>
          <table:table-cell table:style-name="ce14"/>
          <table:table-cell table:style-name="ce21" table:number-columns-repeated="3"/>
          <table:table-cell table:style-name="ce29" table:formula="of:=ROUND(SUM([.C12:.F12]);0)" office:value-type="float" office:value="0">
            <text:p>0</text:p>
          </table:table-cell>
          <table:table-cell table:number-columns-repeated="3"/>
        </table:table-row>
        <table:table-row table:style-name="ro4">
          <table:table-cell table:style-name="ce4" office:value-type="string">
            <text:p>KUL152</text:p>
          </table:table-cell>
          <table:table-cell table:style-name="ce8" office:value-type="string">
            <text:p>Kulajta Jiří</text:p>
          </table:table-cell>
          <table:table-cell table:style-name="ce14"/>
          <table:table-cell table:style-name="ce21" table:number-columns-repeated="3"/>
          <table:table-cell table:style-name="ce29" table:formula="of:=ROUND(SUM([.C13:.F13]);0)" office:value-type="float" office:value="0">
            <text:p>0</text:p>
          </table:table-cell>
          <table:table-cell table:number-columns-repeated="3"/>
        </table:table-row>
        <table:table-row table:style-name="ro4">
          <table:table-cell table:style-name="ce5" office:value-type="string">
            <text:p>KUR188</text:p>
          </table:table-cell>
          <table:table-cell table:style-name="ce9" office:value-type="string">
            <text:p>Kuropata Michal</text:p>
          </table:table-cell>
          <table:table-cell table:style-name="ce9" office:value-type="float" office:value="1.5">
            <text:p>1,5</text:p>
          </table:table-cell>
          <table:table-cell table:style-name="ce22" office:value-type="float" office:value="1.5">
            <text:p>1,5</text:p>
          </table:table-cell>
          <table:table-cell table:style-name="ce23" table:number-columns-repeated="2"/>
          <table:table-cell table:style-name="ce30" table:formula="of:=ROUND(SUM([.C14:.F14]);0)" office:value-type="float" office:value="3">
            <text:p>3</text:p>
          </table:table-cell>
          <table:table-cell table:number-columns-repeated="3"/>
        </table:table-row>
        <table:table-row table:style-name="ro4">
          <table:table-cell table:style-name="ce5" office:value-type="string">
            <text:p>LAC092</text:p>
          </table:table-cell>
          <table:table-cell table:style-name="ce10" office:value-type="string">
            <text:p>Lacuška Ondřej</text:p>
          </table:table-cell>
          <table:table-cell table:style-name="ce15"/>
          <table:table-cell table:style-name="ce23" table:number-columns-repeated="3"/>
          <table:table-cell table:style-name="ce31" table:formula="of:=ROUND(SUM([.C15:.F15]);0)" office:value-type="float" office:value="0">
            <text:p>0</text:p>
          </table:table-cell>
          <table:table-cell table:number-columns-repeated="3"/>
        </table:table-row>
        <table:table-row table:style-name="ro4">
          <table:table-cell table:style-name="ce5" office:value-type="string">
            <text:p>MAR878</text:p>
          </table:table-cell>
          <table:table-cell table:style-name="ce9" office:value-type="string">
            <text:p>Martinásek Petr</text:p>
          </table:table-cell>
          <table:table-cell table:style-name="ce9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8" table:formula="of:=ROUND(SUM([.C16:.F16]);0)" office:value-type="float" office:value="11">
            <text:p>11</text:p>
          </table:table-cell>
          <table:table-cell table:number-columns-repeated="3"/>
        </table:table-row>
        <table:table-row table:style-name="ro4">
          <table:table-cell table:style-name="ce5" office:value-type="string">
            <text:p>MEN083</text:p>
          </table:table-cell>
          <table:table-cell table:style-name="ce9" office:value-type="string">
            <text:p>Menšík Martin</text:p>
          </table:table-cell>
          <table:table-cell table:style-name="ce9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8" table:formula="of:=ROUND(SUM([.C17:.F17]);0)" office:value-type="float" office:value="13">
            <text:p>13</text:p>
          </table:table-cell>
          <table:table-cell table:number-columns-repeated="3"/>
        </table:table-row>
        <table:table-row table:style-name="ro4">
          <table:table-cell table:style-name="ce5" office:value-type="string">
            <text:p>MRT001</text:p>
          </table:table-cell>
          <table:table-cell table:style-name="ce9" office:value-type="string">
            <text:p>Mrtvý Michal</text:p>
          </table:table-cell>
          <table:table-cell table:style-name="ce9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4"/>
          <table:table-cell table:style-name="ce25" table:formula="of:=ROUND(SUM([.C18:.F18]);0)" office:value-type="float" office:value="7">
            <text:p>7</text:p>
          </table:table-cell>
          <table:table-cell table:number-columns-repeated="3"/>
        </table:table-row>
        <table:table-row table:style-name="ro4">
          <table:table-cell table:style-name="ce4" office:value-type="string">
            <text:p>NOH037</text:p>
          </table:table-cell>
          <table:table-cell table:style-name="ce8" office:value-type="string">
            <text:p>Noha Kamil</text:p>
          </table:table-cell>
          <table:table-cell table:style-name="ce14"/>
          <table:table-cell table:style-name="ce21" table:number-columns-repeated="3"/>
          <table:table-cell table:style-name="ce29" table:formula="of:=ROUND(SUM([.C19:.F19]);0)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NYK017</text:p>
          </table:table-cell>
          <table:table-cell office:value-type="string">
            <text:p>Nykodýmová Kamil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.5">
            <text:p>3,5</text:p>
          </table:table-cell>
          <table:table-cell office:value-type="float" office:value="3">
            <text:p>3</text:p>
          </table:table-cell>
          <table:table-cell table:style-name="ce28" table:formula="of:=ROUND(SUM([.C20:.F20]);0)" office:value-type="float" office:value="14">
            <text:p>14</text:p>
          </table:table-cell>
          <table:table-cell table:number-columns-repeated="3"/>
        </table:table-row>
        <table:table-row table:style-name="ro4">
          <table:table-cell office:value-type="string">
            <text:p>PRO395</text:p>
          </table:table-cell>
          <table:table-cell office:value-type="string">
            <text:p>Prošek Petr</text:p>
          </table:table-cell>
          <table:table-cell office:value-type="float" office:value="0.5">
            <text:p>0,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.5">
            <text:p>3,5</text:p>
          </table:table-cell>
          <table:table-cell table:style-name="ce28" table:formula="of:=ROUND(SUM([.C21:.F21]);0)" office:value-type="float" office:value="10">
            <text:p>10</text:p>
          </table:table-cell>
          <table:table-cell table:number-columns-repeated="3"/>
        </table:table-row>
        <table:table-row table:style-name="ro4">
          <table:table-cell office:value-type="string">
            <text:p>SEK061</text:p>
          </table:table-cell>
          <table:table-cell office:value-type="string">
            <text:p>Sekanina Jakub</text:p>
          </table:table-cell>
          <table:table-cell office:value-type="float" office:value="2.5">
            <text:p>2,5</text:p>
          </table:table-cell>
          <table:table-cell office:value-type="float" office:value="4">
            <text:p>4</text:p>
          </table:table-cell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table:style-name="ce28" table:formula="of:=ROUND(SUM([.C22:.F22]);0)" office:value-type="float" office:value="12">
            <text:p>12</text:p>
          </table:table-cell>
          <table:table-cell table:number-columns-repeated="3"/>
        </table:table-row>
        <table:table-row table:style-name="ro4">
          <table:table-cell office:value-type="string">
            <text:p>SUC144</text:p>
          </table:table-cell>
          <table:table-cell office:value-type="string">
            <text:p>Suchel David</text:p>
          </table:table-cell>
          <table:table-cell office:value-type="float" office:value="3.5">
            <text:p>3,5</text:p>
          </table:table-cell>
          <table:table-cell office:value-type="float" office:value="4">
            <text:p>4</text:p>
          </table:table-cell>
          <table:table-cell office:value-type="float" office:value="3.5">
            <text:p>3,5</text:p>
          </table:table-cell>
          <table:table-cell office:value-type="float" office:value="2">
            <text:p>2</text:p>
          </table:table-cell>
          <table:table-cell table:style-name="ce28" table:formula="of:=ROUND(SUM([.C23:.F23]);0)" office:value-type="float" office:value="13">
            <text:p>13</text:p>
          </table:table-cell>
          <table:table-cell table:number-columns-repeated="3"/>
        </table:table-row>
        <table:table-row table:style-name="ro4">
          <table:table-cell office:value-type="string">
            <text:p>URB226</text:p>
          </table:table-cell>
          <table:table-cell office:value-type="string">
            <text:p>Urbášek David</text:p>
          </table:table-cell>
          <table:table-cell office:value-type="float" office:value="2.5">
            <text:p>2,5</text:p>
          </table:table-cell>
          <table:table-cell office:value-type="float" office:value="3.5">
            <text:p>3,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28" table:formula="of:=ROUND(SUM([.C24:.F24]);0)" office:value-type="float" office:value="13">
            <text:p>13</text:p>
          </table:table-cell>
          <table:table-cell table:number-columns-repeated="3"/>
        </table:table-row>
        <table:table-row table:style-name="ro4">
          <table:table-cell office:value-type="string">
            <text:p>VIT203</text:p>
          </table:table-cell>
          <table:table-cell office:value-type="string">
            <text:p>Vítek Ondřej</text:p>
          </table:table-cell>
          <table:table-cell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28" table:formula="of:=ROUND(SUM([.C25:.F25]);0)" office:value-type="float" office:value="13">
            <text:p>13</text:p>
          </table:table-cell>
          <table:table-cell table:style-name="Default"/>
          <table:table-cell table:number-columns-repeated="2"/>
        </table:table-row>
        <table:table-row table:style-name="ro4">
          <table:table-cell table:style-name="ce6" office:value-type="string">
            <text:p>VRE008</text:p>
          </table:table-cell>
          <table:table-cell table:style-name="ce11" office:value-type="string">
            <text:p>Vřeský Adam</text:p>
          </table:table-cell>
          <table:table-cell table:style-name="ce11" office:value-type="float" office:value="2">
            <text:p>2</text:p>
          </table:table-cell>
          <table:table-cell table:style-name="ce21" table:number-columns-repeated="3"/>
          <table:table-cell table:style-name="ce32" table:formula="of:=ROUND(SUM([.C26:.F26]);0)" office:value-type="float" office:value="2">
            <text:p>2</text:p>
          </table:table-cell>
          <table:table-cell table:number-columns-repeated="3"/>
        </table:table-row>
        <table:table-row table:style-name="ro4">
          <table:table-cell office:value-type="string">
            <text:p>ZIN016</text:p>
          </table:table-cell>
          <table:table-cell office:value-type="string">
            <text:p>Žinčík Petr</text:p>
          </table:table-cell>
          <table:table-cell office:value-type="float" office:value="2.5">
            <text:p>2,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.5">
            <text:p>3,5</text:p>
          </table:table-cell>
          <table:table-cell table:style-name="ce28" table:formula="of:=ROUND(SUM([.C27:.F27]);0)" office:value-type="float" office:value="11">
            <text:p>11</text:p>
          </table:table-cell>
          <table:table-cell table:number-columns-repeated="3"/>
        </table:table-row>
        <table:table-row table:style-name="ro4">
          <table:table-cell office:value-type="string">
            <text:p>ZOL007</text:p>
          </table:table-cell>
          <table:table-cell office:value-type="string">
            <text:p>Žółtá Veronik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table:style-name="ce28" table:formula="of:=ROUND(SUM([.C28:.F28]);0)" office:value-type="float" office:value="13">
            <text:p>13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5"/>
          <table:table-cell table:style-name="ce25"/>
          <table:table-cell table:number-columns-repeated="3"/>
        </table:table-row>
        <table:table-row table:style-name="ro3">
          <table:table-cell table:style-name="ce2" office:value-type="string">
            <text:p>Út 7:15</text:p>
          </table:table-cell>
          <table:table-cell/>
          <table:table-cell table:style-name="ce12" office:value-type="string" table:number-columns-spanned="5" table:number-rows-spanned="1">
            <text:p>Písemné práce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26"/>
          <table:table-cell table:number-columns-repeated="3"/>
        </table:table-row>
        <table:table-row table:style-name="ro4">
          <table:table-cell table:style-name="Default"/>
          <table:table-cell/>
          <table:table-cell table:style-name="ce13" office:value-type="string">
            <text:p>L2</text:p>
          </table:table-cell>
          <table:table-cell table:style-name="ce20" office:value-type="string">
            <text:p>Podsíťování</text:p>
          </table:table-cell>
          <table:table-cell table:style-name="ce20" office:value-type="string">
            <text:p>L3</text:p>
          </table:table-cell>
          <table:table-cell table:style-name="ce20" office:value-type="string">
            <text:p>DNS+DHCP</text:p>
          </table:table-cell>
          <table:table-cell table:style-name="ce27" office:value-type="string">
            <text:p>S</text:p>
          </table:table-cell>
          <table:table-cell table:number-columns-repeated="3"/>
        </table:table-row>
        <table:table-row table:style-name="ro4">
          <table:table-cell office:value-type="string">
            <text:p>BAJ125</text:p>
          </table:table-cell>
          <table:table-cell office:value-type="string">
            <text:p>Bajar Tomáš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ROUND(SUM([.C32:.F32]);0)" office:value-type="float" office:value="14">
            <text:p>14</text:p>
          </table:table-cell>
          <table:table-cell table:number-columns-repeated="3"/>
        </table:table-row>
        <table:table-row table:style-name="ro4">
          <table:table-cell office:value-type="string">
            <text:p>BUR320</text:p>
          </table:table-cell>
          <table:table-cell office:value-type="string">
            <text:p>Buriánek Tomáš</text:p>
          </table:table-cell>
          <table:table-cell table:number-columns-repeated="3" office:value-type="float" office:value="4">
            <text:p>4</text:p>
          </table:table-cell>
          <table:table-cell table:style-name="ce24"/>
          <table:table-cell table:formula="of:=ROUND(SUM([.C33:.F33]);0)" office:value-type="float" office:value="12">
            <text:p>12</text:p>
          </table:table-cell>
          <table:table-cell table:number-columns-repeated="3"/>
        </table:table-row>
        <table:table-row table:style-name="ro4">
          <table:table-cell office:value-type="string">
            <text:p>BUR267</text:p>
          </table:table-cell>
          <table:table-cell office:value-type="string">
            <text:p>Buroň Pavel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table:formula="of:=ROUND(SUM([.C34:.F34]);0)" office:value-type="float" office:value="12">
            <text:p>12</text:p>
          </table:table-cell>
          <table:table-cell table:number-columns-repeated="3"/>
        </table:table-row>
        <table:table-row table:style-name="ro4">
          <table:table-cell office:value-type="string">
            <text:p>DEN020</text:p>
          </table:table-cell>
          <table:table-cell office:value-type="string">
            <text:p>Dener Václav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.5">
            <text:p>1,5</text:p>
          </table:table-cell>
          <table:table-cell table:formula="of:=ROUND(SUM([.C35:.F35]);0)" office:value-type="float" office:value="10">
            <text:p>10</text:p>
          </table:table-cell>
          <table:table-cell table:number-columns-repeated="3"/>
        </table:table-row>
        <table:table-row table:style-name="ro4">
          <table:table-cell office:value-type="string">
            <text:p>GAV101</text:p>
          </table:table-cell>
          <table:table-cell office:value-type="string">
            <text:p>Gavenčiaková Veronik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formula="of:=ROUND(SUM([.C36:.F36]);0)" office:value-type="float" office:value="11">
            <text:p>11</text:p>
          </table:table-cell>
          <table:table-cell table:number-columns-repeated="3"/>
        </table:table-row>
        <table:table-row table:style-name="ro4">
          <table:table-cell office:value-type="string">
            <text:p>HRA373</text:p>
          </table:table-cell>
          <table:table-cell office:value-type="string">
            <text:p>Hrabálek Michael</text:p>
          </table:table-cell>
          <table:table-cell office:value-type="float" office:value="3">
            <text:p>3</text:p>
          </table:table-cell>
          <table:table-cell office:value-type="float" office:value="3.5">
            <text:p>3,5</text:p>
          </table:table-cell>
          <table:table-cell office:value-type="float" office:value="2.5">
            <text:p>2,5</text:p>
          </table:table-cell>
          <table:table-cell office:value-type="float" office:value="3.5">
            <text:p>3,5</text:p>
          </table:table-cell>
          <table:table-cell table:formula="of:=ROUND(SUM([.C37:.F37]);0)" office:value-type="float" office:value="13">
            <text:p>13</text:p>
          </table:table-cell>
          <table:table-cell table:number-columns-repeated="3"/>
        </table:table-row>
        <table:table-row table:style-name="ro4">
          <table:table-cell office:value-type="string">
            <text:p>JUC036</text:p>
          </table:table-cell>
          <table:table-cell office:value-type="string">
            <text:p>Juchelka Pavel</text:p>
          </table:table-cell>
          <table:table-cell table:number-columns-repeated="2" office:value-type="float" office:value="3.5">
            <text:p>3,5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formula="of:=ROUND(SUM([.C38:.F38]);0)" office:value-type="float" office:value="12">
            <text:p>12</text:p>
          </table:table-cell>
          <table:table-cell table:number-columns-repeated="3"/>
        </table:table-row>
        <table:table-row table:style-name="ro4">
          <table:table-cell office:value-type="string">
            <text:p>KLI346</text:p>
          </table:table-cell>
          <table:table-cell office:value-type="string">
            <text:p>Klimeš Miroslav</text:p>
          </table:table-cell>
          <table:table-cell table:number-columns-repeated="3" office:value-type="float" office:value="4">
            <text:p>4</text:p>
          </table:table-cell>
          <table:table-cell table:style-name="ce24"/>
          <table:table-cell table:formula="of:=ROUND(SUM([.C39:.F39]);0)" office:value-type="float" office:value="12">
            <text:p>12</text:p>
          </table:table-cell>
          <table:table-cell table:number-columns-repeated="3"/>
        </table:table-row>
        <table:table-row table:style-name="ro4">
          <table:table-cell office:value-type="string">
            <text:p>KRU198</text:p>
          </table:table-cell>
          <table:table-cell office:value-type="string">
            <text:p>Krumnikl Antoní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table:formula="of:=ROUND(SUM([.C40:.F40]);0)" office:value-type="float" office:value="10">
            <text:p>10</text:p>
          </table:table-cell>
          <table:table-cell table:number-columns-repeated="3"/>
        </table:table-row>
        <table:table-row table:style-name="ro4">
          <table:table-cell office:value-type="string">
            <text:p>KUC491</text:p>
          </table:table-cell>
          <table:table-cell office:value-type="string">
            <text:p>Kuchař Jindřich</text:p>
          </table:table-cell>
          <table:table-cell office:value-type="float" office:value="2.5">
            <text:p>2,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ROUND(SUM([.C41:.F41]);0)" office:value-type="float" office:value="13">
            <text:p>13</text:p>
          </table:table-cell>
          <table:table-cell table:number-columns-repeated="3"/>
        </table:table-row>
        <table:table-row table:style-name="ro4">
          <table:table-cell office:value-type="string">
            <text:p>KUN189</text:p>
          </table:table-cell>
          <table:table-cell office:value-type="string">
            <text:p>Kunz Radova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.5">
            <text:p>2,5</text:p>
          </table:table-cell>
          <table:table-cell table:formula="of:=ROUND(SUM([.C42:.F42]);0)" office:value-type="float" office:value="13">
            <text:p>13</text:p>
          </table:table-cell>
          <table:table-cell table:number-columns-repeated="3"/>
        </table:table-row>
        <table:table-row table:style-name="ro4">
          <table:table-cell office:value-type="string">
            <text:p>MAR874</text:p>
          </table:table-cell>
          <table:table-cell office:value-type="string">
            <text:p>Marejka Martin</text:p>
          </table:table-cell>
          <table:table-cell office:value-type="float" office:value="3">
            <text:p>3</text:p>
          </table:table-cell>
          <table:table-cell office:value-type="float" office:value="2.5">
            <text:p>2,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ROUND(SUM([.C43:.F43]);0)" office:value-type="float" office:value="13">
            <text:p>13</text:p>
          </table:table-cell>
          <table:table-cell table:number-columns-repeated="3"/>
        </table:table-row>
        <table:table-row table:style-name="ro4">
          <table:table-cell office:value-type="string">
            <text:p>MOH067</text:p>
          </table:table-cell>
          <table:table-cell office:value-type="string">
            <text:p>Mohyla Tomáš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.5">
            <text:p>3,5</text:p>
          </table:table-cell>
          <table:table-cell office:value-type="float" office:value="1.5">
            <text:p>1,5</text:p>
          </table:table-cell>
          <table:table-cell table:formula="of:=ROUND(SUM([.C44:.F44]);0)" office:value-type="float" office:value="12">
            <text:p>12</text:p>
          </table:table-cell>
          <table:table-cell table:number-columns-repeated="3"/>
        </table:table-row>
        <table:table-row table:style-name="ro4">
          <table:table-cell office:value-type="string">
            <text:p>OGU005</text:p>
          </table:table-cell>
          <table:table-cell office:value-type="string">
            <text:p>Ogurčák Tomáš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5">
            <text:p>3,5</text:p>
          </table:table-cell>
          <table:table-cell table:formula="of:=ROUND(SUM([.C45:.F45]);0)" office:value-type="float" office:value="14">
            <text:p>14</text:p>
          </table:table-cell>
          <table:table-cell table:number-columns-repeated="3"/>
        </table:table-row>
        <table:table-row table:style-name="ro4">
          <table:table-cell office:value-type="string">
            <text:p>PAL353</text:p>
          </table:table-cell>
          <table:table-cell office:value-type="string">
            <text:p>Paluch Michal</text:p>
          </table:table-cell>
          <table:table-cell table:number-columns-repeated="2" office:value-type="float" office:value="4">
            <text:p>4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formula="of:=ROUND(SUM([.C46:.F46]);0)" office:value-type="float" office:value="12">
            <text:p>12</text:p>
          </table:table-cell>
          <table:table-cell table:number-columns-repeated="3"/>
        </table:table-row>
        <table:table-row table:style-name="ro4">
          <table:table-cell office:value-type="string">
            <text:p>POK142</text:p>
          </table:table-cell>
          <table:table-cell office:value-type="string">
            <text:p>Pokluda Martin</text:p>
          </table:table-cell>
          <table:table-cell office:value-type="float" office:value="4">
            <text:p>4</text:p>
          </table:table-cell>
          <table:table-cell office:value-type="float" office:value="3.5">
            <text:p>3,5</text:p>
          </table:table-cell>
          <table:table-cell office:value-type="float" office:value="2.5">
            <text:p>2,5</text:p>
          </table:table-cell>
          <table:table-cell office:value-type="float" office:value="3.5">
            <text:p>3,5</text:p>
          </table:table-cell>
          <table:table-cell table:formula="of:=ROUND(SUM([.C47:.F47]);0)" office:value-type="float" office:value="14">
            <text:p>14</text:p>
          </table:table-cell>
          <table:table-cell table:number-columns-repeated="3"/>
        </table:table-row>
        <table:table-row table:style-name="ro4">
          <table:table-cell office:value-type="string">
            <text:p>REV010</text:p>
          </table:table-cell>
          <table:table-cell office:value-type="string">
            <text:p>Révay Lukáš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.5">
            <text:p>2,5</text:p>
          </table:table-cell>
          <table:table-cell table:formula="of:=ROUND(SUM([.C48:.F48]);0)" office:value-type="float" office:value="14">
            <text:p>14</text:p>
          </table:table-cell>
          <table:table-cell table:number-columns-repeated="3"/>
        </table:table-row>
        <table:table-row table:style-name="ro4">
          <table:table-cell office:value-type="string">
            <text:p>SOJ050</text:p>
          </table:table-cell>
          <table:table-cell office:value-type="string">
            <text:p>Sojka Lukáš</text:p>
          </table:table-cell>
          <table:table-cell table:number-columns-repeated="2" office:value-type="float" office:value="4">
            <text:p>4</text:p>
          </table:table-cell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table:formula="of:=ROUND(SUM([.C49:.F49]);0)" office:value-type="float" office:value="14">
            <text:p>14</text:p>
          </table:table-cell>
          <table:table-cell table:number-columns-repeated="3"/>
        </table:table-row>
        <table:table-row table:style-name="ro4">
          <table:table-cell office:value-type="string">
            <text:p>STO291</text:p>
          </table:table-cell>
          <table:table-cell office:value-type="string">
            <text:p>Stopka Miroslav</text:p>
          </table:table-cell>
          <table:table-cell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formula="of:=ROUND(SUM([.C50:.F50]);0)" office:value-type="float" office:value="10">
            <text:p>10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>
            <text:p>SVO354</text:p>
          </table:table-cell>
          <table:table-cell office:value-type="string">
            <text:p>Svoboda Jan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formula="of:=ROUND(SUM([.C51:.F51]);0)" office:value-type="float" office:value="15">
            <text:p>15</text:p>
          </table:table-cell>
          <table:table-cell table:number-columns-repeated="3"/>
        </table:table-row>
        <table:table-row table:style-name="ro4">
          <table:table-cell office:value-type="string">
            <text:p>VAN375</text:p>
          </table:table-cell>
          <table:table-cell office:value-type="string">
            <text:p>Vaněk Jakub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ROUND(SUM([.C52:.F52]);0)" office:value-type="float" office:value="13">
            <text:p>13</text:p>
          </table:table-cell>
          <table:table-cell table:number-columns-repeated="3"/>
        </table:table-row>
        <table:table-row table:style-name="ro4">
          <table:table-cell office:value-type="string">
            <text:p>VAN387</text:p>
          </table:table-cell>
          <table:table-cell office:value-type="string">
            <text:p>Vantara Marti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office:value-type="float" office:value="2">
            <text:p>2</text:p>
          </table:table-cell>
          <table:table-cell table:formula="of:=ROUND(SUM([.C53:.F53]);0)" office:value-type="float" office:value="11">
            <text:p>11</text:p>
          </table:table-cell>
          <table:table-cell table:number-columns-repeated="3"/>
        </table:table-row>
        <table:table-row table:style-name="ro4">
          <table:table-cell office:value-type="string">
            <text:p>VAS286</text:p>
          </table:table-cell>
          <table:table-cell office:value-type="string">
            <text:p>Vašíčková Hana</text:p>
          </table:table-cell>
          <table:table-cell office:value-type="float" office:value="3.5">
            <text:p>3,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ROUND(SUM([.C54:.F54]);0)" office:value-type="float" office:value="12">
            <text:p>12</text:p>
          </table:table-cell>
          <table:table-cell table:number-columns-repeated="3"/>
        </table:table-row>
        <table:table-row table:style-name="ro4">
          <table:table-cell office:value-type="string">
            <text:p>ZEM169</text:p>
          </table:table-cell>
          <table:table-cell office:value-type="string">
            <text:p>Zemek Lukáš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4"/>
          <table:table-cell table:formula="of:=ROUND(SUM([.C55:.F55]);0)"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number-columns-repeated="3"/>
        </table:table-row>
        <table:table-row table:style-name="ro3">
          <table:table-cell table:style-name="ce2" office:value-type="string">
            <text:p>Út 9:45</text:p>
          </table:table-cell>
          <table:table-cell/>
          <table:table-cell table:style-name="ce12" office:value-type="string" table:number-columns-spanned="5" table:number-rows-spanned="1">
            <text:p>Písemné práce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26"/>
          <table:table-cell table:number-columns-repeated="3"/>
        </table:table-row>
        <table:table-row table:style-name="ro4">
          <table:table-cell table:style-name="Default"/>
          <table:table-cell/>
          <table:table-cell table:style-name="ce13" office:value-type="string">
            <text:p>L2</text:p>
          </table:table-cell>
          <table:table-cell table:style-name="ce20" office:value-type="string">
            <text:p>Podsíťování</text:p>
          </table:table-cell>
          <table:table-cell table:style-name="ce20" office:value-type="string">
            <text:p>L3</text:p>
          </table:table-cell>
          <table:table-cell table:style-name="ce20" office:value-type="string">
            <text:p>DNS+DHCP</text:p>
          </table:table-cell>
          <table:table-cell table:style-name="ce27" office:value-type="string">
            <text:p>S</text:p>
          </table:table-cell>
          <table:table-cell table:number-columns-repeated="3"/>
        </table:table-row>
        <table:table-row table:style-name="ro4">
          <table:table-cell table:style-name="ce7" office:value-type="string">
            <text:p>BER308</text:p>
          </table:table-cell>
          <table:table-cell office:value-type="string">
            <text:p>Bernat Pavel</text:p>
          </table:table-cell>
          <table:table-cell table:number-columns-repeated="2" office:value-type="float" office:value="4">
            <text:p>4</text:p>
          </table:table-cell>
          <table:table-cell office:value-type="float" office:value="3.5">
            <text:p>3,5</text:p>
          </table:table-cell>
          <table:table-cell office:value-type="float" office:value="2.5">
            <text:p>2,5</text:p>
          </table:table-cell>
          <table:table-cell table:style-name="ce34" table:formula="of:=ROUND(SUM([.C59:.F59]);1)" office:value-type="float" office:value="14">
            <text:p>14</text:p>
          </table:table-cell>
          <table:table-cell table:number-columns-repeated="3"/>
        </table:table-row>
        <table:table-row table:style-name="ro4">
          <table:table-cell table:style-name="ce7" office:value-type="string">
            <text:p>COU057</text:p>
          </table:table-cell>
          <table:table-cell office:value-type="string">
            <text:p>Coufalík Jiří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35" table:formula="of:=ROUND(SUM([.C60:.F60]);0)" office:value-type="float" office:value="11">
            <text:p>11</text:p>
          </table:table-cell>
          <table:table-cell table:number-columns-repeated="3"/>
        </table:table-row>
        <table:table-row table:style-name="ro4">
          <table:table-cell table:style-name="ce7" office:value-type="string">
            <text:p>DOL199</text:p>
          </table:table-cell>
          <table:table-cell office:value-type="string">
            <text:p>Dolenský Petr</text:p>
          </table:table-cell>
          <table:table-cell table:number-columns-repeated="2" office:value-type="float" office:value="4">
            <text:p>4</text:p>
          </table:table-cell>
          <table:table-cell office:value-type="float" office:value="3.5">
            <text:p>3,5</text:p>
          </table:table-cell>
          <table:table-cell office:value-type="float" office:value="2">
            <text:p>2</text:p>
          </table:table-cell>
          <table:table-cell table:style-name="ce34" table:formula="of:=ROUND(SUM([.C61:.F61]);0)" office:value-type="float" office:value="14">
            <text:p>14</text:p>
          </table:table-cell>
          <table:table-cell table:number-columns-repeated="3"/>
        </table:table-row>
        <table:table-row table:style-name="ro4">
          <table:table-cell table:style-name="ce7" office:value-type="string">
            <text:p>DUD177</text:p>
          </table:table-cell>
          <table:table-cell office:value-type="string">
            <text:p>Dudek Jaromír</text:p>
          </table:table-cell>
          <table:table-cell office:value-type="float" office:value="2.5">
            <text:p>2,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style-name="ce34" table:formula="of:=ROUND(SUM([.C62:.F62]);0)" office:value-type="float" office:value="13">
            <text:p>13</text:p>
          </table:table-cell>
          <table:table-cell table:number-columns-repeated="3"/>
        </table:table-row>
        <table:table-row table:style-name="ro4">
          <table:table-cell table:style-name="ce7" office:value-type="string">
            <text:p>GAV096</text:p>
          </table:table-cell>
          <table:table-cell office:value-type="string">
            <text:p>Gavenda Ondřej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.5">
            <text:p>3,5</text:p>
          </table:table-cell>
          <table:table-cell table:style-name="ce35" table:formula="of:=ROUND(SUM([.C63:.F63]);0)" office:value-type="float" office:value="13">
            <text:p>13</text:p>
          </table:table-cell>
          <table:table-cell table:number-columns-repeated="3"/>
        </table:table-row>
        <table:table-row table:style-name="ro4">
          <table:table-cell table:style-name="ce7" office:value-type="string">
            <text:p>GLO062</text:p>
          </table:table-cell>
          <table:table-cell office:value-type="string">
            <text:p>Glos Matěj</text:p>
          </table:table-cell>
          <table:table-cell office:value-type="float" office:value="3">
            <text:p>3</text:p>
          </table:table-cell>
          <table:table-cell office:value-type="float" office:value="3.5">
            <text:p>3,5</text:p>
          </table:table-cell>
          <table:table-cell office:value-type="float" office:value="1.5">
            <text:p>1,5</text:p>
          </table:table-cell>
          <table:table-cell office:value-type="float" office:value="4">
            <text:p>4</text:p>
          </table:table-cell>
          <table:table-cell table:style-name="ce35" table:formula="of:=ROUND(SUM([.C64:.F64]);0)" office:value-type="float" office:value="12">
            <text:p>12</text:p>
          </table:table-cell>
          <table:table-cell table:number-columns-repeated="3"/>
        </table:table-row>
        <table:table-row table:style-name="ro4">
          <table:table-cell table:style-name="ce7" office:value-type="string">
            <text:p>HAN426</text:p>
          </table:table-cell>
          <table:table-cell office:value-type="string">
            <text:p>Hanák Martin</text:p>
          </table:table-cell>
          <table:table-cell table:style-name="ce16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36" table:formula="of:=ROUND(SUM([.C65:.F65]);0)" office:value-type="float" office:value="9">
            <text:p>9</text:p>
          </table:table-cell>
          <table:table-cell table:number-columns-repeated="3"/>
        </table:table-row>
        <table:table-row table:style-name="ro4">
          <table:table-cell table:style-name="ce7" office:value-type="string">
            <text:p>HEL078</text:p>
          </table:table-cell>
          <table:table-cell office:value-type="string">
            <text:p>Hellstein Jan</text:p>
          </table:table-cell>
          <table:table-cell office:value-type="float" office:value="3.5">
            <text:p>3,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.5">
            <text:p>3,5</text:p>
          </table:table-cell>
          <table:table-cell table:style-name="ce34" table:formula="of:=ROUND(SUM([.C66:.F66]);0)" office:value-type="float" office:value="13">
            <text:p>13</text:p>
          </table:table-cell>
          <table:table-cell table:number-columns-repeated="3"/>
        </table:table-row>
        <table:table-row table:style-name="ro4">
          <table:table-cell table:style-name="ce7" office:value-type="string">
            <text:p>HLA288</text:p>
          </table:table-cell>
          <table:table-cell office:value-type="string">
            <text:p>Hlavina Marcel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3"/>
          <table:table-cell table:style-name="ce37" table:formula="of:=ROUND(SUM([.C67:.F67]);0)" office:value-type="float" office:value="5">
            <text:p>5</text:p>
          </table:table-cell>
          <table:table-cell table:number-columns-repeated="3"/>
        </table:table-row>
        <table:table-row table:style-name="ro4">
          <table:table-cell table:style-name="ce7" office:value-type="string">
            <text:p>HOS070</text:p>
          </table:table-cell>
          <table:table-cell office:value-type="string">
            <text:p>Hošek Václav</text:p>
          </table:table-cell>
          <table:table-cell office:value-type="float" office:value="3">
            <text:p>3</text:p>
          </table:table-cell>
          <table:table-cell table:number-columns-repeated="2" office:value-type="float" office:value="1.5">
            <text:p>1,5</text:p>
          </table:table-cell>
          <table:table-cell office:value-type="float" office:value="3.5">
            <text:p>3,5</text:p>
          </table:table-cell>
          <table:table-cell table:style-name="ce38" table:formula="of:=ROUND(SUM([.C68:.F68]);0)" office:value-type="float" office:value="10">
            <text:p>10</text:p>
          </table:table-cell>
          <table:table-cell table:number-columns-repeated="3"/>
        </table:table-row>
        <table:table-row table:style-name="ro4">
          <table:table-cell table:style-name="ce7" office:value-type="string">
            <text:p>IMR011</text:p>
          </table:table-cell>
          <table:table-cell office:value-type="string">
            <text:p>Imrich Jakub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5">
            <text:p>0,5</text:p>
          </table:table-cell>
          <table:table-cell office:value-type="float" office:value="4">
            <text:p>4</text:p>
          </table:table-cell>
          <table:table-cell table:style-name="ce35" table:formula="of:=ROUND(SUM([.C69:.F69]);0)" office:value-type="float" office:value="12">
            <text:p>12</text:p>
          </table:table-cell>
          <table:table-cell table:number-columns-repeated="3"/>
        </table:table-row>
        <table:table-row table:style-name="ro4">
          <table:table-cell table:style-name="ce7" office:value-type="string">
            <text:p>JAW130</text:p>
          </table:table-cell>
          <table:table-cell office:value-type="string">
            <text:p>Janoška Jakub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34" table:formula="of:=ROUND(SUM([.C70:.F70]);0)" office:value-type="float" office:value="12">
            <text:p>12</text:p>
          </table:table-cell>
          <table:table-cell table:number-columns-repeated="3"/>
        </table:table-row>
        <table:table-row table:style-name="ro4">
          <table:table-cell table:style-name="ce7" office:value-type="string">
            <text:p>JAS125</text:p>
          </table:table-cell>
          <table:table-cell office:value-type="string">
            <text:p>Jasenka Adam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.5">
            <text:p>2,5</text:p>
          </table:table-cell>
          <table:table-cell office:value-type="float" office:value="3.5">
            <text:p>3,5</text:p>
          </table:table-cell>
          <table:table-cell table:style-name="ce34" table:formula="of:=ROUND(SUM([.C71:.F71]);0)" office:value-type="float" office:value="13">
            <text:p>13</text:p>
          </table:table-cell>
          <table:table-cell table:number-columns-repeated="3"/>
        </table:table-row>
        <table:table-row table:style-name="ro4">
          <table:table-cell table:style-name="ce7" office:value-type="string">
            <text:p>KAR280</text:p>
          </table:table-cell>
          <table:table-cell office:value-type="string">
            <text:p>Karbula Petr</text:p>
          </table:table-cell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 office:value-type="float" office:value="3.5">
            <text:p>3,5</text:p>
          </table:table-cell>
          <table:table-cell table:style-name="ce35" table:formula="of:=ROUND(SUM([.C72:.F72]);0)" office:value-type="float" office:value="13">
            <text:p>13</text:p>
          </table:table-cell>
          <table:table-cell table:number-columns-repeated="3"/>
        </table:table-row>
        <table:table-row table:style-name="ro4">
          <table:table-cell table:style-name="ce7" office:value-type="string">
            <text:p>KOH121</text:p>
          </table:table-cell>
          <table:table-cell office:value-type="string">
            <text:p>Kohut Milan</text:p>
          </table:table-cell>
          <table:table-cell office:value-type="float" office:value="4">
            <text:p>4</text:p>
          </table:table-cell>
          <table:table-cell office:value-type="float" office:value="3.5">
            <text:p>3,5</text:p>
          </table:table-cell>
          <table:table-cell office:value-type="float" office:value="1">
            <text:p>1</text:p>
          </table:table-cell>
          <table:table-cell office:value-type="float" office:value="3.5">
            <text:p>3,5</text:p>
          </table:table-cell>
          <table:table-cell table:style-name="ce35" table:formula="of:=ROUND(SUM([.C73:.F73]);0)" office:value-type="float" office:value="12">
            <text:p>12</text:p>
          </table:table-cell>
          <table:table-cell table:number-columns-repeated="3"/>
        </table:table-row>
        <table:table-row table:style-name="ro4">
          <table:table-cell table:style-name="ce7" office:value-type="string">
            <text:p>KUC435</text:p>
          </table:table-cell>
          <table:table-cell office:value-type="string">
            <text:p>Kučera Jan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3"/>
          <table:table-cell table:style-name="ce37" table:formula="of:=ROUND(SUM([.C74:.F74]);0)" office:value-type="float" office:value="5">
            <text:p>5</text:p>
          </table:table-cell>
          <table:table-cell table:number-columns-repeated="3"/>
        </table:table-row>
        <table:table-row table:style-name="ro4">
          <table:table-cell table:style-name="ce7" office:value-type="string">
            <text:p>MAL465</text:p>
          </table:table-cell>
          <table:table-cell office:value-type="string">
            <text:p>Malušek Vojtěch</text:p>
          </table:table-cell>
          <table:table-cell office:value-type="float" office:value="2.5">
            <text:p>2,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.5">
            <text:p>1,5</text:p>
          </table:table-cell>
          <table:table-cell table:style-name="Default" office:value-type="float" office:value="3">
            <text:p>3</text:p>
          </table:table-cell>
          <table:table-cell table:style-name="ce35" table:formula="of:=ROUND(SUM([.C75:.F75]);0)" office:value-type="float" office:value="11">
            <text:p>11</text:p>
          </table:table-cell>
          <table:table-cell table:style-name="ce39"/>
          <table:table-cell table:number-columns-repeated="2"/>
        </table:table-row>
        <table:table-row table:style-name="ro4">
          <table:table-cell table:style-name="ce7" office:value-type="string">
            <text:p>MOL049</text:p>
          </table:table-cell>
          <table:table-cell office:value-type="string">
            <text:p>Mollnhuber Tomáš</text:p>
          </table:table-cell>
          <table:table-cell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.5">
            <text:p>3,5</text:p>
          </table:table-cell>
          <table:table-cell table:style-name="Default" office:value-type="float" office:value="4">
            <text:p>4</text:p>
          </table:table-cell>
          <table:table-cell table:style-name="ce34" table:formula="of:=ROUND(SUM([.C76:.F76]);0)" office:value-type="float" office:value="16">
            <text:p>16</text:p>
          </table:table-cell>
          <table:table-cell table:style-name="Default"/>
          <table:table-cell table:number-columns-repeated="2"/>
        </table:table-row>
        <table:table-row table:style-name="ro4">
          <table:table-cell table:style-name="ce7" office:value-type="string">
            <text:p>MRA134</text:p>
          </table:table-cell>
          <table:table-cell office:value-type="string">
            <text:p>Mrázek Tomáš</text:p>
          </table:table-cell>
          <table:table-cell office:value-type="float" office:value="3.5">
            <text:p>3,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style-name="ce35" table:formula="of:=ROUND(SUM([.C77:.F77]);0)" office:value-type="float" office:value="12">
            <text:p>12</text:p>
          </table:table-cell>
          <table:table-cell table:style-name="Default"/>
          <table:table-cell table:number-columns-repeated="2"/>
        </table:table-row>
        <table:table-row table:style-name="ro4">
          <table:table-cell table:style-name="ce7" office:value-type="string">
            <text:p>NOV863</text:p>
          </table:table-cell>
          <table:table-cell office:value-type="string">
            <text:p>Novotná Markéta</text:p>
          </table:table-cell>
          <table:table-cell office:value-type="float" office:value="3">
            <text:p>3</text:p>
          </table:table-cell>
          <table:table-cell table:style-name="Default" office:value-type="float" office:value="1.5">
            <text:p>1,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ce35" table:formula="of:=ROUND(SUM([.C78:.F78]);0)" office:value-type="float" office:value="10">
            <text:p>10</text:p>
          </table:table-cell>
          <table:table-cell table:style-name="Default"/>
          <table:table-cell table:number-columns-repeated="2"/>
        </table:table-row>
        <table:table-row table:style-name="ro4">
          <table:table-cell table:style-name="ce7" office:value-type="string">
            <text:p>POP101</text:p>
          </table:table-cell>
          <table:table-cell office:value-type="string">
            <text:p>Popek Tomáš</text:p>
          </table:table-cell>
          <table:table-cell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.75">
            <text:p>3,75</text:p>
          </table:table-cell>
          <table:table-cell table:style-name="ce34" table:formula="of:=ROUND(SUM([.C79:.F79]);0)" office:value-type="float" office:value="14">
            <text:p>14</text:p>
          </table:table-cell>
          <table:table-cell table:style-name="Default"/>
          <table:table-cell table:number-columns-repeated="2"/>
        </table:table-row>
        <table:table-row table:style-name="ro4">
          <table:table-cell table:style-name="ce7" office:value-type="string">
            <text:p>POU017</text:p>
          </table:table-cell>
          <table:table-cell office:value-type="string">
            <text:p>Poulíček Jakub</text:p>
          </table:table-cell>
          <table:table-cell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3.5">
            <text:p>3,5</text:p>
          </table:table-cell>
          <table:table-cell table:style-name="Default" office:value-type="float" office:value="3">
            <text:p>3</text:p>
          </table:table-cell>
          <table:table-cell table:style-name="ce35" table:formula="of:=ROUND(SUM([.C80:.F80]);0)" office:value-type="float" office:value="11">
            <text:p>11</text:p>
          </table:table-cell>
          <table:table-cell table:style-name="Default"/>
          <table:table-cell table:number-columns-repeated="2"/>
        </table:table-row>
        <table:table-row table:style-name="ro4">
          <table:table-cell table:style-name="ce7" office:value-type="string">
            <text:p>SEV198</text:p>
          </table:table-cell>
          <table:table-cell office:value-type="string">
            <text:p>Ševčík Martin</text:p>
          </table:table-cell>
          <table:table-cell office:value-type="float" office:value="2">
            <text:p>2</text:p>
          </table:table-cell>
          <table:table-cell table:style-name="Default" office:value-type="float" office:value="3.5">
            <text:p>3,5</text:p>
          </table:table-cell>
          <table:table-cell table:style-name="Default" office:value-type="float" office:value="2.5">
            <text:p>2,5</text:p>
          </table:table-cell>
          <table:table-cell table:style-name="Default" office:value-type="float" office:value="2.5">
            <text:p>2,5</text:p>
          </table:table-cell>
          <table:table-cell table:style-name="ce35" table:formula="of:=ROUND(SUM([.C81:.F81]);0)" office:value-type="float" office:value="11">
            <text:p>11</text:p>
          </table:table-cell>
          <table:table-cell table:style-name="Default"/>
          <table:table-cell table:number-columns-repeated="2"/>
        </table:table-row>
        <table:table-row table:style-name="ro4">
          <table:table-cell table:style-name="ce4" office:value-type="string">
            <text:p>ZAJ134</text:p>
          </table:table-cell>
          <table:table-cell table:style-name="ce8" office:value-type="string">
            <text:p>Zajíc Roman</text:p>
          </table:table-cell>
          <table:table-cell table:style-name="ce17" table:number-columns-repeated="2"/>
          <table:table-cell table:style-name="ce14" table:number-columns-repeated="2"/>
          <table:table-cell table:style-name="ce29" table:formula="of:=ROUND(SUM([.C82:.F82]);0)" office:value-type="float" office:value="0">
            <text:p>0</text:p>
          </table:table-cell>
          <table:table-cell table:style-name="Default"/>
          <table:table-cell table:number-columns-repeated="2"/>
        </table:table-row>
      </table:table>
      <table:table table:name="List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/>
          <table:table-cell table:number-columns-repeated="9"/>
        </table:table-row>
        <table:table-row table:style-name="ro2">
          <table:table-cell table:number-columns-repeated="10"/>
        </table:table-row>
        <table:table-row table:style-name="ro5">
          <table:table-cell table:number-columns-repeated="2"/>
          <table:table-cell table:style-name="ce12" table:number-columns-spanned="5" table:number-rows-spanned="1"/>
          <table:covered-table-cell table:style-name="ce40"/>
          <table:covered-table-cell table:style-name="ce40"/>
          <table:covered-table-cell table:style-name="ce40"/>
          <table:covered-table-cell table:style-name="ce40"/>
          <table:table-cell table:style-name="ce40" table:number-columns-repeated="3"/>
        </table:table-row>
        <table:table-row table:style-name="ro2">
          <table:table-cell table:number-columns-repeated="2"/>
          <table:table-cell table:style-name="ce13" table:number-columns-repeated="4"/>
          <table:table-cell table:style-name="ce41"/>
          <table:table-cell table:number-columns-repeated="3"/>
        </table:table-row>
        <table:table-row table:style-name="ro2" table:number-rows-repeated="25">
          <table:table-cell table:number-columns-repeated="10"/>
        </table:table-row>
        <table:table-row table:style-name="ro3">
          <table:table-cell table:style-name="ce2"/>
          <table:table-cell/>
          <table:table-cell table:style-name="ce12" table:number-columns-spanned="5" table:number-rows-spanned="1"/>
          <table:covered-table-cell table:style-name="ce40"/>
          <table:covered-table-cell table:style-name="ce40"/>
          <table:covered-table-cell table:style-name="ce40"/>
          <table:covered-table-cell table:style-name="ce40"/>
          <table:table-cell table:number-columns-repeated="3"/>
        </table:table-row>
        <table:table-row table:style-name="ro2">
          <table:table-cell table:number-columns-repeated="2"/>
          <table:table-cell table:style-name="ce13" table:number-columns-repeated="4"/>
          <table:table-cell table:style-name="ce41"/>
          <table:table-cell table:number-columns-repeated="3"/>
        </table:table-row>
        <table:table-row table:style-name="ro2" table:number-rows-repeated="25">
          <table:table-cell table:number-columns-repeated="10"/>
        </table:table-row>
        <table:table-row table:style-name="ro3">
          <table:table-cell table:style-name="ce2"/>
          <table:table-cell/>
          <table:table-cell table:style-name="ce12" table:number-columns-spanned="5" table:number-rows-spanned="1"/>
          <table:covered-table-cell table:style-name="ce40"/>
          <table:covered-table-cell table:style-name="ce40"/>
          <table:covered-table-cell table:style-name="ce40"/>
          <table:covered-table-cell table:style-name="ce40"/>
          <table:table-cell table:number-columns-repeated="3"/>
        </table:table-row>
        <table:table-row table:style-name="ro3">
          <table:table-cell table:number-columns-repeated="2"/>
          <table:table-cell table:style-name="ce13" table:number-columns-repeated="4"/>
          <table:table-cell table:style-name="ce41"/>
          <table:table-cell table:number-columns-repeated="3"/>
        </table:table-row>
      </table:table>
      <table:table table:name="Lis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pitch="variable" style:font-charset="x-symbol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="Albany AM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5">15.12.2009</text:date>, <text:time>14:00:0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vel Moravec</meta:initial-creator>
    <meta:creation-date>2009-10-30T09:56:47</meta:creation-date>
    <dc:date>2009-12-15T14:00:06</dc:date>
    <dc:creator>Pavel Moravec</dc:creator>
    <meta:editing-duration>PT12H42M01S</meta:editing-duration>
    <meta:editing-cycles>66</meta:editing-cycles>
    <meta:generator>OpenOffice.org/3.1$Unix OpenOffice.org_project/310m21$Build-9319</meta:generator>
    <meta:document-statistic meta:table-count="3" meta:cell-count="494" meta:object-count="0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1a00e700aa005a00cb00ec0042003900940065009b00af0055002400ce00a5">
    <SignedInfo>
      <CanonicalizationMethod Algorithm="http://www.w3.org/TR/2001/REC-xml-c14n-20010315"/>
      <SignatureMethod Algorithm="http://www.w3.org/2000/09/xmldsig#rsa-sha1"/>
      <Reference URI="VersionList.xml">
        <DigestMethod Algorithm="http://www.w3.org/2000/09/xmldsig#sha1"/>
        <DigestValue>q4viN22imvsfGAXh6DVE5TxVQYk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R8hIUS50rCN0O4MQWLoP2WFv6Os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KObqvfNQMTZFVP/JFlTPq52RsKU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w6f14uKTQ37WUJvssG9njJz8OMM=</DigestValue>
      </Reference>
      <Reference URI="Versions/Version1">
        <DigestMethod Algorithm="http://www.w3.org/2000/09/xmldsig#sha1"/>
        <DigestValue>hSBdqCZRrY0l6E8c+9qCLO+twNI=</DigestValue>
      </Reference>
      <Reference URI="Thumbnails/thumbnail.png">
        <DigestMethod Algorithm="http://www.w3.org/2000/09/xmldsig#sha1"/>
        <DigestValue>cY0D31jB8vOz4AKU+hB9TCY4P+g=</DigestValue>
      </Reference>
      <Reference URI="Configurations2/accelerator/current.xml">
        <DigestMethod Algorithm="http://www.w3.org/2000/09/xmldsig#sha1"/>
        <DigestValue>2jmj7l5rSw0yVb/vlWAYkK/YBwk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4erwk0GSV94jwaM42NYrhmgXn4Q=</DigestValue>
      </Reference>
      <Reference URI="#ID_00d200ca00e4008b00f000650041006b00ac00c100d1003e00fd00f8001a0044">
        <DigestMethod Algorithm="http://www.w3.org/2000/09/xmldsig#sha1"/>
        <DigestValue>qafXizQT5KDFQKZtXYgAazHwU68=</DigestValue>
      </Reference>
    </SignedInfo>
    <SignatureValue>R0eWwxqVVluKuL3Ws/LpnnQ/t1tnvfs/BuOnsiK7SLEVmvJCs5a8HIxjDEiNkOvo
gypIczgjM9kcaPntxpP6830y0U+pFn1UKsP0/n49nSTobWs3MCYKO+g5krHQtFWn
OrgYo0JkJA7xkEqW56aajf/ZabN513rvJ91LPVxY4Ww=</SignatureValue>
    <KeyInfo>
      <X509Data>
        <X509IssuerSerial>
          <X509IssuerName>OID.2.5.29.17=ca@vsb.cz,CN=CA VSB-TUO 2005-12-05,OU=Computer Center,O=VSB - Technical University of Ostrava,L=Ostrava,C=CZ</X509IssuerName>
          <X509SerialNumber>524</X509SerialNumber>
        </X509IssuerSerial>
        <X509Certificate>MIIFUDCCBDigAwIBAgICAgwwDQYJKoZIhvcNAQEFBQAwgZ0xCzAJBgNVBAYTAkNaMRAwDgYDVQQHEwdPc3RyYXZhMS4wLAYDVQQKEyVWU0IgLSBUZWNobmljYWwgVW5pdmVyc2l0eSBvZiBPc3RyYXZhMRgwFgYDVQQLEw9Db21wdXRlciBDZW50ZXIxHjAcBgNVBAMTFUNBIFZTQi1UVU8gMjAwNS0xMi0wNTESMBAGA1UdERQJY2FAdnNiLmN6MB4XDTA5MDMyMDEyMjQyN1oXDTEyMDgzMTIxNTk1OVowga4xCzAJBgNVBAYTAkNaMRowGAYDVQQIExExMjM3NTQyODU5MTU1MTU4NjEQMA4GA1UEBxMHT3N0cmF2YTEuMCwGA1UEChMlVlNCIC0gVGVjaG5pY2FsIFVuaXZlcnNpdHkgb2YgT3N0cmF2YTEMMAoGA1UECxMDRkVJMQ4wDAYDVQQDEwVtb3IwMzEjMCEGCSqGSIb3DQEJARYUcGF2ZWwubW9yYXZlY0B2c2IuY3owgZ8wDQYJKoZIhvcNAQEBBQADgY0AMIGJAoGBAJ9Ykba++rp1h4Zfb7UsbcYqYaPnw4CuUNMdXF95Aaj1bKfNJnSNJXBSOPA4c17Kc6ypQsk5RwkSH69xkzhVf0ULrQ3cTmCGHu7yQCKmJnbwn0o9Tqc69tiKMGlF1SVbrXs+4B2jdelMEVmtCNexzXtuyo5EVglx6DE9xtlENzIXAgMBAAGjggIJMIICBTAJBgNVHRMEAjAAMBEGCWCGSAGG+EIBAQQEAwIEsDALBgNVHQ8EBAMCA/gwYgYDVR0lBFswWQYIKwYBBQUHAwMGCCsGAQUFBwMEBgorBgEEAYI3AgEVBgorBgEEAYI3CgMBBgorBgEEAYI3CgMDBgorBgEEAYI3CgMEBglghkgBhvhCBAEGCCsGAQUFBwMCMB8GCWCGSAGG+EIBDQQSFhBVc2VyIENlcnRpZmljYXRlMCgGCWCGSAGG+EIBBAQbFhlodHRwOi8vY2EudnNiLmN6L2NybC8wMDMvMCoGA1UdHwQjMCEwH6AdoBuGGWh0dHA6Ly9jYS52c2IuY3ovY3JsLzAwMy8wQwYDVR0gBDwwOjA4Bg0rBgEEAYGpIQgBAQIAMCcwJQYIKwYBBQUHAgEWGWh0dHA6Ly9jYS52c2IuY3ovY3BzLzAwMy8wHQYDVR0OBBYEFPc+rJb5NkWvH288APw8GwYVCwZwMB8GA1UdIwQYMBaAFIyroJ86A0+t+morKu6dWEt7Q4gCMHgGA1UdEQRxMG+BFHBhdmVsLm1vcmF2ZWNAdnNiLmN6gRVwYXZlbC5tb3JhdmVjQHBvc3QuY3qBFXBhdmVsLm1vcmF2ZWNAcG9zdC5jeoEVcGF2ZWxtb3JhdmVjQGF0bGFzLmN6gRJtb3JhdmVjcEBnbWFpbC5jb20wDQYJKoZIhvcNAQEFBQADggEBAAL6y24maK6uHS9edtsob5tj7wM5KS4J5THNUzvsbKPWry734ISdQvwlthddZkjhjibRPuCd9JIR310JE5SGydZGoXfe5APKYmd9IiNoTupEfJjwaxIo9zwjWWNG80HqIR9ee+FEKAtZc9pRxhMiqfeVVqp4O5Dt9GzIKTl3jbKBZdTR5/7FMJGcqtuDZM+iYmbZlXmdKo1wi4nKssuCWKBZs/RCj9A5ultef4mbMbAjvXAyBjd6WwY5ks05lHaCobl5GE7J59SdjeAwpegaDRZtus4WPzgHdmV2ZkS5HuSlIFd9b90qoP+HcqBz8hH+iFCdiTOt+hdgF41Iezi2+AI=</X509Certificate>
        <X509Certificate>MIIFUDCCBDigAwIBAgICAgwwDQYJKoZIhvcNAQEFBQAwgZ0xCzAJBgNVBAYTAkNa
MRAwDgYDVQQHEwdPc3RyYXZhMS4wLAYDVQQKEyVWU0IgLSBUZWNobmljYWwgVW5p
dmVyc2l0eSBvZiBPc3RyYXZhMRgwFgYDVQQLEw9Db21wdXRlciBDZW50ZXIxHjAc
BgNVBAMTFUNBIFZTQi1UVU8gMjAwNS0xMi0wNTESMBAGA1UdERQJY2FAdnNiLmN6
MB4XDTA5MDMyMDEyMjQyN1oXDTEyMDgzMTIxNTk1OVowga4xCzAJBgNVBAYTAkNa
MRowGAYDVQQIExExMjM3NTQyODU5MTU1MTU4NjEQMA4GA1UEBxMHT3N0cmF2YTEu
MCwGA1UEChMlVlNCIC0gVGVjaG5pY2FsIFVuaXZlcnNpdHkgb2YgT3N0cmF2YTEM
MAoGA1UECxMDRkVJMQ4wDAYDVQQDEwVtb3IwMzEjMCEGCSqGSIb3DQEJARYUcGF2
ZWwubW9yYXZlY0B2c2IuY3owgZ8wDQYJKoZIhvcNAQEBBQADgY0AMIGJAoGBAJ9Y
kba++rp1h4Zfb7UsbcYqYaPnw4CuUNMdXF95Aaj1bKfNJnSNJXBSOPA4c17Kc6yp
Qsk5RwkSH69xkzhVf0ULrQ3cTmCGHu7yQCKmJnbwn0o9Tqc69tiKMGlF1SVbrXs+
4B2jdelMEVmtCNexzXtuyo5EVglx6DE9xtlENzIXAgMBAAGjggIJMIICBTAJBgNV
HRMEAjAAMBEGCWCGSAGG+EIBAQQEAwIEsDALBgNVHQ8EBAMCA/gwYgYDVR0lBFsw
WQYIKwYBBQUHAwMGCCsGAQUFBwMEBgorBgEEAYI3AgEVBgorBgEEAYI3CgMBBgor
BgEEAYI3CgMDBgorBgEEAYI3CgMEBglghkgBhvhCBAEGCCsGAQUFBwMCMB8GCWCG
SAGG+EIBDQQSFhBVc2VyIENlcnRpZmljYXRlMCgGCWCGSAGG+EIBBAQbFhlodHRw
Oi8vY2EudnNiLmN6L2NybC8wMDMvMCoGA1UdHwQjMCEwH6AdoBuGGWh0dHA6Ly9j
YS52c2IuY3ovY3JsLzAwMy8wQwYDVR0gBDwwOjA4Bg0rBgEEAYGpIQgBAQIAMCcw
JQYIKwYBBQUHAgEWGWh0dHA6Ly9jYS52c2IuY3ovY3BzLzAwMy8wHQYDVR0OBBYE
FPc+rJb5NkWvH288APw8GwYVCwZwMB8GA1UdIwQYMBaAFIyroJ86A0+t+morKu6d
WEt7Q4gCMHgGA1UdEQRxMG+BFHBhdmVsLm1vcmF2ZWNAdnNiLmN6gRVwYXZlbC5t
b3JhdmVjQHBvc3QuY3qBFXBhdmVsLm1vcmF2ZWNAcG9zdC5jeoEVcGF2ZWxtb3Jh
dmVjQGF0bGFzLmN6gRJtb3JhdmVjcEBnbWFpbC5jb20wDQYJKoZIhvcNAQEFBQAD
ggEBAAL6y24maK6uHS9edtsob5tj7wM5KS4J5THNUzvsbKPWry734ISdQvwlthdd
ZkjhjibRPuCd9JIR310JE5SGydZGoXfe5APKYmd9IiNoTupEfJjwaxIo9zwjWWNG
80HqIR9ee+FEKAtZc9pRxhMiqfeVVqp4O5Dt9GzIKTl3jbKBZdTR5/7FMJGcqtuD
ZM+iYmbZlXmdKo1wi4nKssuCWKBZs/RCj9A5ultef4mbMbAjvXAyBjd6WwY5ks05
lHaCobl5GE7J59SdjeAwpegaDRZtus4WPzgHdmV2ZkS5HuSlIFd9b90qoP+HcqBz
8hH+iFCdiTOt+hdgF41Iezi2+AI=</X509Certificate>
      </X509Data>
    </KeyInfo>
    <Object>
      <SignatureProperties>
        <SignatureProperty Id="ID_00d200ca00e4008b00f000650041006b00ac00c100d1003e00fd00f8001a0044" Target="#ID_001a00e700aa005a00cb00ec0042003900940065009b00af0055002400ce00a5">
          <dc:date xmlns:dc="http://purl.org/dc/elements/1.1/">2009-12-15T14:00:24</dc:date>
        </SignatureProperty>
      </SignatureProperties>
    </Object>
  </Signature>
</document-signatures>
</file>

<file path=VersionList.xml><?xml version="1.0" encoding="utf-8"?>
<VL:version-list xmlns:dc="http://purl.org/dc/elements/1.1/" xmlns:VL="http://openoffice.org/2001/versions-list">
  <VL:version-entry VL:title="Version1" VL:comment="Před opravami" VL:creator="Pavel Moravec" dc:date-time="2009-12-15T14:00:06"/>
</VL:version-list>
</file>